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thJax Main" svg:font-family="'MathJax Main'"/>
    <style:font-face style:name="MathJax Math" svg:font-family="'MathJax Math'"/>
    <style:font-face style:name="MathJax Size3" svg:font-family="'MathJax Size3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7cm" loext:contextual-spacing="false" style:line-height-at-least="0.556cm" fo:widows="1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56cm" fo:text-align="start" style:justify-single-word="false" fo:widows="1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3" style:family="paragraph" style:parent-style-name="Text_20_body">
      <style:paragraph-properties fo:margin-top="0cm" fo:margin-bottom="0cm" loext:contextual-spacing="false" style:line-height-at-least="0.556cm" fo:widows="1"/>
      <style:text-properties fo:font-variant="normal" fo:text-transform="none" style:font-name="Helvetica Neue" fo:font-size="10.5pt" fo:letter-spacing="normal" fo:font-style="normal" fo:font-weight="normal" fo:padding="0cm" fo:border="none"/>
    </style:style>
    <style:style style:name="P4" style:family="paragraph" style:parent-style-name="Text_20_body" style:list-style-name="L1">
      <style:paragraph-properties fo:margin-top="0cm" fo:margin-bottom="0cm" loext:contextual-spacing="false" style:line-height-at-least="0.556cm" fo:widows="1"/>
      <style:text-properties fo:font-variant="normal" fo:text-transform="none" style:font-name="Helvetica Neue" fo:font-size="10.5pt" fo:letter-spacing="normal" fo:font-style="normal" fo:font-weight="normal" fo:padding="0cm" fo:border="none"/>
    </style:style>
    <style:style style:name="P5" style:family="paragraph" style:parent-style-name="Text_20_body" style:list-style-name="L3">
      <style:paragraph-properties fo:margin-top="0cm" fo:margin-bottom="0cm" loext:contextual-spacing="false" style:line-height-at-least="0.556cm" fo:text-align="start" style:justify-single-word="false" fo:widows="1"/>
      <style:text-properties fo:font-variant="normal" fo:text-transform="none" style:font-name="Helvetica Neue" fo:font-size="10.5pt" fo:letter-spacing="normal" fo:font-style="normal" fo:font-weight="normal" fo:padding="0cm" fo:border="none"/>
    </style:style>
    <style:style style:name="P6" style:family="paragraph" style:parent-style-name="Text_20_body">
      <style:paragraph-properties fo:margin-top="0cm" fo:margin-bottom="0cm" loext:contextual-spacing="false" style:line-height-at-least="0.556cm" fo:widows="1"/>
      <style:text-properties fo:font-variant="normal" fo:text-transform="none" style:font-name="Helvetica Neue" fo:font-size="10.5pt" fo:letter-spacing="normal" fo:font-style="normal" fo:font-weight="normal"/>
    </style:style>
    <style:style style:name="P7" style:family="paragraph" style:parent-style-name="Text_20_body" style:list-style-name="L3">
      <style:paragraph-properties fo:margin-top="0cm" fo:margin-bottom="0cm" loext:contextual-spacing="false" style:line-height-at-least="0.556cm" fo:text-align="start" style:justify-single-word="false" fo:widows="1"/>
      <style:text-properties fo:font-variant="normal" fo:text-transform="none" style:font-name="Helvetica Neue" fo:font-size="10.5pt" fo:letter-spacing="normal" fo:font-style="normal" fo:font-weight="bold" style:font-weight-asian="bold" style:font-weight-complex="bold" fo:padding="0cm" fo:border="none"/>
    </style:style>
    <style:style style:name="P8" style:family="paragraph" style:parent-style-name="Text_20_body" style:list-style-name="L2">
      <style:paragraph-properties fo:margin-top="0cm" fo:margin-bottom="0cm" loext:contextual-spacing="false" style:line-height-at-least="0.556cm" fo:text-align="start" style:justify-single-word="false" fo:widows="1"/>
      <style:text-properties fo:font-variant="normal" fo:text-transform="none" style:text-line-through-style="none" style:text-line-through-type="none" style:font-name="Helvetica Neue" fo:font-size="12.75pt" fo:letter-spacing="normal" fo:font-style="normal" style:text-underline-style="none" fo:font-weight="normal" style:text-blinking="false" fo:padding="0cm" fo:border="none"/>
    </style:style>
    <style:style style:name="P9" style:family="paragraph" style:parent-style-name="Text_20_body" style:list-style-name="L2">
      <style:paragraph-properties fo:margin-top="0cm" fo:margin-bottom="0cm" loext:contextual-spacing="false" style:line-height-at-least="0.556cm" fo:text-align="start" style:justify-single-word="false" fo:widows="1"/>
      <style:text-properties fo:font-variant="normal" fo:text-transform="none" style:text-line-through-style="none" style:text-line-through-type="none" style:font-name="Helvetica Neue" fo:font-size="12.75pt" fo:letter-spacing="normal" fo:font-style="normal" style:text-underline-style="none" fo:font-weight="bold" officeooo:paragraph-rsid="0013ed85" style:text-blinking="false" style:font-weight-asian="bold" style:font-weight-complex="bold" fo:padding="0cm" fo:border="none"/>
    </style:style>
    <style:style style:name="P10" style:family="paragraph" style:parent-style-name="Text_20_body" style:list-style-name="L1">
      <style:paragraph-properties fo:margin-top="0cm" fo:margin-bottom="0cm" loext:contextual-spacing="false" style:line-height-at-least="0.556cm" fo:widows="1"/>
      <style:text-properties fo:font-variant="normal" fo:text-transform="none" fo:color="#ff3333" style:font-name="Helvetica Neue" fo:font-size="10.5pt" fo:letter-spacing="normal" fo:font-style="normal" fo:font-weight="bold" style:font-weight-asian="bold" style:font-weight-complex="bold" fo:padding="0cm" fo:border="none"/>
    </style:style>
    <style:style style:name="T1" style:family="text">
      <style:text-properties style:text-line-through-style="none" style:text-line-through-type="none" style:font-name="MathJax Math" fo:font-size="12.75pt" fo:font-style="italic" style:text-underline-style="none" style:text-blinking="false"/>
    </style:style>
    <style:style style:name="T2" style:family="text">
      <style:text-properties style:text-line-through-style="none" style:text-line-through-type="none" style:font-name="MathJax Math" fo:font-size="12.75pt" fo:font-style="italic" style:text-underline-style="none" style:text-blinking="false" fo:padding="0cm" fo:border="none"/>
    </style:style>
    <style:style style:name="T3" style:family="text">
      <style:text-properties style:text-line-through-style="none" style:text-line-through-type="none" style:font-name="MathJax Math" fo:font-size="9pt" fo:font-style="italic" style:text-underline-style="none" style:text-blinking="false"/>
    </style:style>
    <style:style style:name="T4" style:family="text">
      <style:text-properties style:text-line-through-style="none" style:text-line-through-type="none" style:font-name="MathJax Main" fo:font-size="12.75pt" style:text-underline-style="none" style:text-blinking="false"/>
    </style:style>
    <style:style style:name="T5" style:family="text">
      <style:text-properties style:text-line-through-style="none" style:text-line-through-type="none" style:font-name="MathJax Main" fo:font-size="12.75pt" style:text-underline-style="none" style:text-blinking="false" fo:padding="0cm" fo:border="none"/>
    </style:style>
    <style:style style:name="T6" style:family="text">
      <style:text-properties style:text-line-through-style="none" style:text-line-through-type="none" style:font-name="MathJax Size3" fo:font-size="12.75pt" style:text-underline-style="none" style:text-blinking="false" fo:padding="0cm" fo:border="none"/>
    </style:style>
    <style:style style:name="T7" style:family="text">
      <style:text-properties style:text-line-through-style="none" style:text-line-through-type="none" fo:font-size="12.75pt" style:text-underline-style="none" style:text-blinking="false"/>
    </style:style>
    <style:style style:name="T8" style:family="text">
      <style:text-properties fo:padding="0cm" fo:border="none"/>
    </style:style>
    <style:style style:name="T9" style:family="text">
      <style:text-properties style:font-name="MathJax Math" fo:font-style="italic"/>
    </style:style>
    <style:style style:name="T10" style:family="text">
      <style:text-properties style:font-name="MathJax Main"/>
    </style:style>
    <style:style style:name="T11" style:family="text">
      <style:text-properties style:font-name="MathJax Size3"/>
    </style:style>
    <style:style style:name="T12" style:family="text">
      <style:text-properties officeooo:rsid="0014e3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are training a classification model with logistic regression. Which of the following statements are true? Check all that apply.</text:p>
      <text:list xml:id="list8389237913654109015" text:style-name="L1">
        <text:list-item>
          <text:p text:style-name="P4">Introducing regularization to the model always results in equal or better performance on the training set.</text:p>
        </text:list-item>
        <text:list-item>
          <text:p text:style-name="P4">Adding many new features to the model helps prevent overfitting on the training set.</text:p>
        </text:list-item>
        <text:list-item>
          <text:p text:style-name="P10">Introducing regularization to the model always results in equal or better performance on examples not in the training set. <text:span text:style-name="T12">WRONG</text:span></text:p>
        </text:list-item>
        <text:list-item>
          <text:p text:style-name="P4">Adding a new feature to the model always results in equal or better performance on the training set.</text:p>
        </text:list-item>
      </text:list>
      <text:p text:style-name="P3"/>
      <text:p text:style-name="P6"><text:span text:style-name="T8">Suppose you ran logistic regression twice, once with </text:span><text:bookmark text:name="MathJax-Element-1-Frame"/><text:bookmark text:name="MathJax-Span-1"/><text:bookmark text:name="MathJax-Span-2"/><text:bookmark text:name="MathJax-Span-3"/><text:span text:style-name="T2">λ</text:span><text:bookmark text:name="MathJax-Span-4"/><text:span text:style-name="T5">=</text:span><text:bookmark text:name="MathJax-Span-5"/><text:span text:style-name="T5">0</text:span><text:span text:style-name="T8">, and once with </text:span><text:bookmark text:name="MathJax-Element-2-Frame"/><text:bookmark text:name="MathJax-Span-6"/><text:bookmark text:name="MathJax-Span-7"/><text:bookmark text:name="MathJax-Span-8"/><text:span text:style-name="T2">λ</text:span><text:bookmark text:name="MathJax-Span-9"/><text:span text:style-name="T5">=</text:span><text:bookmark text:name="MathJax-Span-10"/><text:span text:style-name="T5">1</text:span><text:span text:style-name="T8">. One of the times, you got </text:span>parameters<text:bookmark text:name="MathJax-Span-13"/><text:bookmark text:name="MathJax-Span-12"/><text:bookmark text:name="MathJax-Span-11"/><text:bookmark text:name="MathJax-Element-3-Frame"/> <text:span text:style-name="T2">θ</text:span><text:bookmark text:name="MathJax-Span-14"/><text:span text:style-name="T5">=</text:span><text:bookmark text:name="MathJax-Span-122"/><text:bookmark text:name="MathJax-Span-15"/><text:span text:style-name="T6">[</text:span><text:bookmark text:name="MathJax-Span-21"/><text:bookmark text:name="MathJax-Span-20"/><text:bookmark text:name="MathJax-Span-19"/><text:bookmark text:name="MathJax-Span-18"/><text:span text:style-name="T5">23.4</text:span><text:bookmark text:name="MathJax-Span-24"/><text:bookmark text:name="MathJax-Span-23"/><text:bookmark text:name="MathJax-Span-22"/><text:span text:style-name="T5"> 37.9</text:span><text:bookmark text:name="MathJax-Span-123"/><text:span text:style-name="T6">]</text:span>, and the other time you got<text:bookmark text:name="MathJax-Span-30"/><text:bookmark text:name="MathJax-Span-29"/><text:bookmark text:name="MathJax-Span-28"/><text:bookmark text:name="MathJax-Element-4-Frame"/> <text:span text:style-name="T2">θ</text:span><text:bookmark text:name="MathJax-Span-31"/><text:span text:style-name="T5">=</text:span><text:bookmark text:name="MathJax-Span-124"/><text:bookmark text:name="MathJax-Span-32"/><text:span text:style-name="T6">[</text:span><text:bookmark text:name="MathJax-Span-37"/><text:bookmark text:name="MathJax-Span-36"/><text:bookmark text:name="MathJax-Span-35"/><text:bookmark text:name="MathJax-Span-34"/><text:span text:style-name="T5">1.03</text:span><text:bookmark text:name="MathJax-Span-40"/><text:bookmark text:name="MathJax-Span-39"/><text:bookmark text:name="MathJax-Span-38"/><text:span text:style-name="T5"> 0.28</text:span><text:bookmark text:name="MathJax-Span-125"/><text:span text:style-name="T6">]</text:span>. However, you forgot which value of<text:bookmark text:name="MathJax-Span-44"/><text:bookmark text:name="MathJax-Span-43"/><text:bookmark text:name="MathJax-Span-42"/><text:bookmark text:name="MathJax-Element-5-Frame"/> <text:span text:style-name="T2">λ </text:span>corresponds to which value of <text:bookmark text:name="MathJax-Span-47"/><text:bookmark text:name="MathJax-Span-46"/><text:bookmark text:name="MathJax-Span-45"/><text:bookmark text:name="MathJax-Element-6-Frame"/><text:span text:style-name="T2">θ</text:span>. Which one do you</text:p>
      <text:p text:style-name="P2">think corresponds to <text:bookmark text:name="MathJax-Element-7-Frame"/><text:bookmark text:name="MathJax-Span-48"/><text:bookmark text:name="MathJax-Span-49"/><text:bookmark text:name="MathJax-Span-50"/><text:span text:style-name="T2">λ</text:span><text:bookmark text:name="MathJax-Span-51"/><text:span text:style-name="T5">=</text:span><text:bookmark text:name="MathJax-Span-52"/><text:span text:style-name="T5">1</text:span>?</text:p>
      <text:list xml:id="list2042081675054940080" text:style-name="L2">
        <text:list-item>
          <text:p text:style-name="P9"><text:bookmark text:name="MathJax-Span-57"/><text:bookmark text:name="MathJax-Span-120"/><text:span text:style-name="T9">θ</text:span><text:bookmark text:name="MathJax-Span-7083"/><text:span text:style-name="T10">=</text:span><text:span text:style-name="T11">[</text:span><text:bookmark text:name="MathJax-Span-59"/><text:bookmark text:name="MathJax-Span-60"/><text:bookmark text:name="MathJax-Span-61"/><text:bookmark text:name="MathJax-Span-62"/><text:span text:style-name="T10">1.03</text:span><text:bookmark text:name="MathJax-Span-63"/><text:bookmark text:name="MathJax-Span-64"/><text:bookmark text:name="MathJax-Span-65"/><text:span text:style-name="T10"> 0.28</text:span><text:bookmark text:name="MathJax-Span-121"/><text:span text:style-name="T11">]</text:span></text:p>
        </text:list-item>
        <text:list-item>
          <text:p text:style-name="P8"><text:bookmark text:name="MathJax-Element-9-Frame"/><text:bookmark text:name="MathJax-Span-67"/><text:bookmark text:name="MathJax-Span-68"/><text:bookmark text:name="MathJax-Span-69"/><text:span text:style-name="T9">θ</text:span><text:bookmark text:name="MathJax-Span-70"/><text:span text:style-name="T10">=</text:span><text:bookmark text:name="MathJax-Span-71"/><text:bookmark text:name="MathJax-Span-118"/><text:span text:style-name="T11">[</text:span><text:bookmark text:name="MathJax-Span-73"/><text:bookmark text:name="MathJax-Span-74"/><text:bookmark text:name="MathJax-Span-75"/><text:bookmark text:name="MathJax-Span-76"/><text:span text:style-name="T10">23.4</text:span><text:bookmark text:name="MathJax-Span-77"/><text:bookmark text:name="MathJax-Span-78"/><text:bookmark text:name="MathJax-Span-79"/><text:span text:style-name="T10"> 37.9</text:span><text:bookmark text:name="MathJax-Span-119"/><text:span text:style-name="T11">]</text:span></text:p>
        </text:list-item>
      </text:list>
      <text:p text:style-name="Text_20_body"/>
      <text:p text:style-name="P1"><text:line-break/>Which of the following statements about regularization are true? Check all that apply.</text:p>
      <text:list xml:id="list2848607197686905431" text:style-name="L3">
        <text:list-item>
          <text:p text:style-name="P5">Because logistic regression outputs values <text:bookmark text:name="MathJax-Element-10-Frame"/><text:bookmark text:name="MathJax-Span-81"/><text:bookmark text:name="MathJax-Span-82"/><text:bookmark text:name="MathJax-Span-83"/><text:span text:style-name="T4">0</text:span><text:bookmark text:name="MathJax-Span-84"/><text:span text:style-name="T7">≤</text:span><text:bookmark text:name="MathJax-Span-85"/><text:bookmark text:name="MathJax-Span-86"/><text:span text:style-name="T1">h</text:span><text:bookmark text:name="MathJax-Span-87"/><text:span text:style-name="T3">θ</text:span><text:bookmark text:name="MathJax-Span-88"/><text:span text:style-name="T4">(</text:span><text:bookmark text:name="MathJax-Span-89"/><text:span text:style-name="T1">x</text:span><text:bookmark text:name="MathJax-Span-90"/><text:span text:style-name="T4">)</text:span><text:bookmark text:name="MathJax-Span-91"/><text:span text:style-name="T7">≤</text:span><text:bookmark text:name="MathJax-Span-92"/><text:span text:style-name="T4">1</text:span>, it's range of output values can only be "shrunk" slightly by regularization anyway, so regularization is generally not helpful for it.</text:p>
        </text:list-item>
        <text:list-item>
          <text:p text:style-name="P5">Using too large a value of <text:bookmark text:name="MathJax-Element-11-Frame"/><text:bookmark text:name="MathJax-Span-93"/><text:bookmark text:name="MathJax-Span-94"/><text:bookmark text:name="MathJax-Span-95"/><text:span text:style-name="T1">λ</text:span> can cause your hypothesis to overfit the data; this can be avoided by reducing <text:bookmark text:name="MathJax-Element-12-Frame"/><text:bookmark text:name="MathJax-Span-96"/><text:bookmark text:name="MathJax-Span-97"/><text:bookmark text:name="MathJax-Span-98"/><text:span text:style-name="T1">λ</text:span>.</text:p>
        </text:list-item>
        <text:list-item>
          <text:p text:style-name="P7">Using a very large value of <text:bookmark text:name="MathJax-Element-13-Frame"/><text:bookmark text:name="MathJax-Span-99"/><text:bookmark text:name="MathJax-Span-100"/><text:bookmark text:name="MathJax-Span-101"/><text:span text:style-name="T1">λ</text:span> cannot hurt the performance of your hypothesis; the only reason we do not set <text:bookmark text:name="MathJax-Element-14-Frame"/><text:bookmark text:name="MathJax-Span-102"/><text:bookmark text:name="MathJax-Span-103"/><text:bookmark text:name="MathJax-Span-104"/><text:span text:style-name="T1">λ</text:span> to be too large is to avoid numerical problems.</text:p>
        </text:list-item>
        <text:list-item>
          <text:p text:style-name="P7">Consider a classification problem. Adding regularization may cause your classifier to incorrectly classify some training examples (which it had correctly classified when not using regularization, i.e. when <text:bookmark text:name="MathJax-Element-15-Frame"/><text:bookmark text:name="MathJax-Span-105"/><text:bookmark text:name="MathJax-Span-106"/><text:bookmark text:name="MathJax-Span-107"/><text:span text:style-name="T1">λ</text:span><text:bookmark text:name="MathJax-Span-108"/><text:span text:style-name="T4">=</text:span><text:bookmark text:name="MathJax-Span-109"/><text:span text:style-name="T4">0</text:span>).</text:p>
        </text:list-item>
      </text:list>
      <text:p text:style-name="Text_20_body"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MathJax Main" svg:font-family="'MathJax Main'"/>
    <style:font-face style:name="MathJax Math" svg:font-family="'MathJax Math'"/>
    <style:font-face style:name="MathJax Size3" svg:font-family="'MathJax Size3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11:54:18.277348812</meta:creation-date>
    <dc:date>2015-09-26T12:19:14.580590650</dc:date>
    <meta:editing-duration>PT9M46S</meta:editing-duration>
    <meta:editing-cycles>1</meta:editing-cycles>
    <meta:document-statistic meta:table-count="0" meta:image-count="0" meta:object-count="0" meta:page-count="1" meta:paragraph-count="15" meta:word-count="274" meta:character-count="1631" meta:non-whitespace-character-count="1379"/>
    <meta:generator>LibreOffice/4.4.2.2$Linux_X86_64 LibreOffice_project/40m0$Build-2</meta:generator>
  </office:meta>
</office:document-meta>
</file>